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ogEnabledService.setContext( final Objec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LogEnabledService.init( final Objec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ogEnabledService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gEnabledService.s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